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left" draw:textarea-vertical-align="bottom" fo:min-height="8.25cm" fo:padding-top="0.125cm" fo:padding-bottom="0.125cm" fo:padding-left="0.25cm" fo:padding-right="0.25cm" draw:shadow="hidden" draw:shadow-offset-x="0.3cm" draw:shadow-offset-y="-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6f5f6" draw:textarea-horizontal-align="left" draw:textarea-vertical-align="bottom" fo:min-height="7.694cm" fo:padding-top="0.125cm" fo:padding-bottom="0.125cm" fo:padding-left="0.25cm" fo:padding-right="0.25cm" draw:shadow="hidden" draw:shadow-offset-x="0.3cm" draw:shadow-offset-y="-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left" draw:textarea-vertical-align="bottom" fo:min-height="2.75cm" fo:padding-top="0.125cm" fo:padding-bottom="0.125cm" fo:padding-left="0.25cm" fo:padding-right="0.25cm" draw:shadow="hidden" draw:shadow-offset-x="0.3cm" draw:shadow-offset-y="-0.3cm" draw:shadow-color="#808080"/>
    </style:style>
    <style:style style:name="gr4" style:family="graphic" style:parent-style-name="standard">
      <style:graphic-properties svg:stroke-width="0.1cm" svg:stroke-color="#00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3cm" fo:min-width="0cm"/>
    </style:style>
    <style:style style:name="gr6" style:family="graphic" style:parent-style-name="Objekt_20_mit_20_Schatten_20_Rot">
      <style:graphic-properties draw:textarea-horizontal-align="center" draw:auto-grow-height="true" draw:auto-grow-width="false" fo:max-height="0cm" fo:min-height="1.25cm"/>
    </style:style>
    <style:style style:name="gr7" style:family="graphic" style:parent-style-name="standard">
      <style:graphic-properties svg:stroke-width="0.1cm" draw:marker-start-width="0.45cm" draw:marker-end="Arrowheads_20_1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45cm" draw:marker-end="Arrowheads_20_1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text:enable-numbering="false" fo:margin-left="0cm" fo:margin-right="0cm" fo:margin-top="0cm" fo:margin-bottom="0cm" fo:line-height="100%" fo:text-indent="0cm"/>
      <style:text-properties style:use-window-font-color="true" style:text-outline="false" style:text-line-through-style="none" fo:font-family="univers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text:enable-numbering="false" fo:margin-left="0cm" fo:margin-right="0cm" fo:text-align="center" fo:text-indent="0cm"/>
      <style:text-properties fo:font-size="10pt" style:font-size-asian="18pt" style:font-size-complex="18pt"/>
    </style:style>
    <style:style style:name="T1" style:family="text">
      <style:text-properties style:text-outline="false" style:text-line-through-style="none" fo:font-family="Univers" style:font-style-name="55 Roman" style:font-family-generic="swiss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cm" svg:height="8.5cm" svg:x="1.5cm" svg:y="1.5cm">
          <draw:text-box draw:corner-radius="0.3cm">
            <text:p/>
          </draw:text-box>
        </draw:frame>
        <draw:frame draw:style-name="gr2" draw:text-style-name="P1" draw:layer="layout" svg:width="14.5cm" svg:height="7.944cm" svg:x="0cm" svg:y="-10.444cm">
          <draw:text-box draw:corner-radius="0.3cm">
            <text:p/>
          </draw:text-box>
        </draw:frame>
        <draw:frame draw:style-name="gr3" draw:text-style-name="P1" draw:layer="layout" svg:width="6cm" svg:height="3cm" svg:x="7.5cm" svg:y="4cm">
          <draw:text-box draw:corner-radius="0.3cm">
            <text:p/>
          </draw:text-box>
        </draw:frame>
        <draw:line draw:style-name="gr4" draw:text-style-name="P2" draw:layer="layout" svg:x1="0cm" svg:y1="-2.5cm" svg:x2="7.5cm" svg:y2="-2.5cm">
          <text:p/>
        </draw:line>
        <draw:frame draw:style-name="gr5" draw:text-style-name="P3" draw:layer="layout" svg:width="4.088cm" svg:height="0.823cm" svg:x="1.5cm" svg:y="1.5cm">
          <draw:text-box>
            <text:p text:style-name="P3"><text:s/>Bacula Server</text:p>
          </draw:text-box>
        </draw:frame>
        <draw:frame draw:style-name="gr6" draw:text-style-name="P5" draw:layer="layout" svg:width="3cm" svg:height="1.5cm" svg:x="10cm" svg:y="7.5cm">
          <draw:text-box draw:corner-radius="0.3cm">
            <text:p text:style-name="P4"><text:span text:style-name="T1">Storage Daemon</text:span></text:p>
          </draw:text-box>
        </draw:frame>
        <draw:frame draw:style-name="gr6" draw:text-style-name="P5" draw:layer="layout" svg:width="3cm" svg:height="1.5cm" svg:x="10cm" svg:y="10.5cm">
          <draw:text-box draw:corner-radius="0.3cm">
            <text:p text:style-name="P4"><text:span text:style-name="T1">Physikalisches Storage</text:span></text:p>
          </draw:text-box>
        </draw:frame>
        <draw:frame draw:style-name="gr6" draw:text-style-name="P5" draw:layer="layout" svg:width="3cm" svg:height="1.5cm" svg:x="2.5cm" svg:y="10.5cm">
          <draw:text-box draw:corner-radius="0.3cm">
            <text:p text:style-name="P4"><text:span text:style-name="T1">DBMS</text:span></text:p>
          </draw:text-box>
        </draw:frame>
        <draw:frame draw:style-name="gr6" draw:text-style-name="P5" draw:layer="layout" svg:width="3cm" svg:height="1.5cm" svg:x="2.5cm" svg:y="7.5cm">
          <draw:text-box draw:corner-radius="0.3cm">
            <text:p text:style-name="P4"><text:span text:style-name="T1">Catalog</text:span></text:p>
          </draw:text-box>
        </draw:frame>
        <draw:frame draw:style-name="gr6" draw:text-style-name="P5" draw:layer="layout" svg:width="3cm" svg:height="1.5cm" svg:x="2.5cm" svg:y="5cm">
          <draw:text-box draw:corner-radius="0.3cm">
            <text:p text:style-name="P4"><text:span text:style-name="T1">Director Daemon</text:span></text:p>
          </draw:text-box>
        </draw:frame>
        <draw:frame draw:style-name="gr6" draw:text-style-name="P5" draw:layer="layout" svg:width="3cm" svg:height="1.5cm" svg:x="2.5cm" svg:y="2.5cm">
          <draw:text-box draw:corner-radius="0.3cm">
            <text:p text:style-name="P4"><text:span text:style-name="T1">bconsole</text:span></text:p>
          </draw:text-box>
        </draw:frame>
        <draw:frame draw:style-name="gr5" draw:text-style-name="P3" draw:layer="layout" svg:width="3.893cm" svg:height="0.823cm" svg:x="7.5cm" svg:y="4cm">
          <draw:text-box>
            <text:p text:style-name="P3"><text:s/>Bacula Client</text:p>
          </draw:text-box>
        </draw:frame>
        <draw:frame draw:style-name="gr6" draw:text-style-name="P5" draw:layer="layout" svg:width="3cm" svg:height="1.5cm" svg:x="10cm" svg:y="5cm">
          <draw:text-box draw:corner-radius="0.3cm">
            <text:p text:style-name="P4"><text:span text:style-name="T1">File Daemon</text:span></text:p>
          </draw:text-box>
        </draw:frame>
        <draw:line draw:style-name="gr7" draw:text-style-name="P2" draw:layer="layout" svg:x1="5.5cm" svg:y1="5.5cm" svg:x2="10cm" svg:y2="5.5cm">
          <text:p/>
        </draw:line>
        <draw:polyline draw:style-name="gr7" draw:text-style-name="P2" draw:layer="layout" svg:width="4.499cm" svg:height="1.999cm" svg:x="5.5cm" svg:y="6cm" svg:viewBox="0 0 4500 2000" draw:points="0,0 1000,0 1000,2000 4500,2000">
          <text:p/>
        </draw:polyline>
        <draw:polyline draw:style-name="gr8" draw:text-style-name="P2" draw:layer="layout" svg:width="0.857cm" svg:height="0.513cm" draw:transform="rotate (-2.11115026321194) translate (4.44114561321673cm 4.26464803391594cm)" svg:viewBox="0 0 858 514" draw:points="0,-11490 429,-11747 429,-11747 429,-11747 429,-11747 429,-11747 429,-11747 429,-11747 429,-11747 858,-12005">
          <text:p/>
        </draw:polyline>
        <draw:polyline draw:style-name="gr8" draw:text-style-name="P2" draw:layer="layout" svg:width="0.857cm" svg:height="0.513cm" draw:transform="rotate (-2.11115026321194) translate (4.44114561321673cm 4.26464803391594cm)" svg:viewBox="0 0 858 514" draw:points="0,-11490 429,-11747 429,-11747 429,-11747 429,-11747 429,-11747 429,-11747 429,-11747 429,-11747 429,-11747 858,-12005">
          <text:p/>
        </draw:polyline>
        <draw:polyline draw:style-name="gr8" draw:text-style-name="P2" draw:layer="layout" svg:width="0.857cm" svg:height="0.513cm" draw:transform="rotate (-2.11115026321194) translate (4.44114561321673cm 6.76464803391594cm)" svg:viewBox="0 0 858 514" draw:points="0,-14062 429,-14320 429,-14320 429,-14320 429,-14320 429,-14320 429,-14320 429,-14320 429,-14320 429,-14320 858,-14577">
          <text:p/>
        </draw:polyline>
        <draw:polyline draw:style-name="gr8" draw:text-style-name="P2" draw:layer="layout" svg:width="1.285cm" svg:height="0.771cm" draw:transform="rotate (-2.11115026321194) translate (4.66171841982509cm 9.3969720508739cm)" svg:viewBox="0 0 1286 772" draw:points="0,-16892 429,-17149 429,-17149 429,-17149 429,-17149 429,-17149 429,-17149 429,-17149 429,-17149 429,-17149 1286,-17663">
          <text:p/>
        </draw:polyline>
        <draw:polyline draw:style-name="gr8" draw:text-style-name="P2" draw:layer="layout" svg:width="0.857cm" svg:height="0.513cm" draw:transform="rotate (-2.11115026321194) translate (11.9411456132167cm 6.76464803391594cm)" svg:viewBox="0 0 858 514" draw:points="0,-26925 429,-27182 429,-27182 429,-27182 429,-27182 429,-27182 429,-27182 429,-27182 429,-27182 429,-27182 858,-27440">
          <text:p/>
        </draw:polyline>
        <draw:polyline draw:style-name="gr8" draw:text-style-name="P2" draw:layer="layout" svg:width="0.857cm" svg:height="0.513cm" draw:transform="rotate (-2.11115026321194) translate (4.44114561321673cm 4.26464803391594cm)" svg:viewBox="0 0 858 514" draw:points="0,-11490 429,-11747 429,-11747 429,-11747 429,-11747 429,-11747 429,-11747 429,-11747 429,-11747 429,-11747 858,-12005">
          <text:p/>
        </draw:polyline>
        <draw:polyline draw:style-name="gr8" draw:text-style-name="P2" draw:layer="layout" svg:width="1.285cm" svg:height="0.771cm" draw:transform="rotate (-2.11115026321194) translate (12.1617184198251cm 9.3969720508739cm)" svg:viewBox="0 0 1286 772" draw:points="0,-29755 429,-30012 429,-30012 429,-30012 429,-30012 429,-30012 429,-30012 429,-30012 429,-30012 429,-30012 1286,-30526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90036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fill-color="#99ccff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mit_20_Schatten_20_Rot" style:display-name="Objekt mit Schatten Rot" style:family="graphic" style:parent-style-name="objectwithshadow">
      <style:graphic-properties draw:stroke="solid" svg:stroke-width="0.05cm" svg:stroke-color="#cc3300" draw:marker-start-width="0.38cm" draw:marker-end-width="0.38cm" draw:fill-color="#cc0033" draw:opacity="100%" draw:fill-image-width="0cm" draw:fill-image-height="0cm" draw:textarea-vertical-align="middle" fo:padding-left="0.2cm" fo:padding-right="0.2cm" draw:shadow-offset-y="0.3cm" draw:shadow-opacity="100%"/>
      <style:text-properties fo:color="#ededed" fo:font-size="12pt"/>
    </style:style>
    <style:style style:name="Unbenannt1" style:family="graphic" style:parent-style-name="Objekt_20_mit_20_Schatten_20_Rot">
      <style:graphic-properties draw:fill-color="#c90036"/>
    </style:style>
    <style:style style:name="Objekt_20_Hellgrau" style:display-name="Objekt Hellgrau" style:family="graphic" style:parent-style-name="standard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6f5f6" draw:fill-gradient-name="Gradient_20_7" draw:fill-hatch-name="Hatch_20_46" draw:fill-image-name="Bitmape_20_1" draw:fill-image-width="0cm" draw:fill-image-height="0cm" draw:auto-grow-height="false" fo:padding-top="0.125cm" fo:padding-bottom="0.125cm" fo:padding-left="0.25cm" fo:padding-right="0.25cm" draw:shadow="hidden" draw:shadow-offset-x="0.3cm" draw:shadow-offset-y="0.3cm" draw:shadow-color="#808080">
        <text:list-style style:name="Objekt_20_Hellgrau" style:display-name="Objekt Hellgrau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Arvid Requate</meta:initial-creator>
    <meta:creation-date>2008-11-18T09:33:21</meta:creation-date>
    <dc:date>2009-11-23T20:54:29</dc:date>
    <meta:editing-cycles>30</meta:editing-cycles>
    <meta:editing-duration>PT14H44M39S</meta:editing-duration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